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solid" draw:fill-color="#cccccc" draw:textarea-horizontal-align="justify" draw:textarea-vertical-align="middle" draw:auto-grow-height="false" fo:min-height="0.545cm" fo:min-width="0.461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383cm" fo:min-width="1.474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382cm" fo:min-width="1.474cm"/>
    </style:style>
    <style:style style:name="gr4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5" style:family="graphic" style:parent-style-name="standard">
      <style:graphic-properties draw:stroke="dash" draw:stroke-dash="Fine_20_Dashed" svg:stroke-color="#000000" draw:fill="none" draw:fill-color="#cccccc" draw:textarea-horizontal-align="justify" draw:textarea-vertical-align="middle" draw:auto-grow-height="false" fo:min-height="0.545cm" fo:min-width="0.462cm"/>
    </style:style>
    <style:style style:name="gr6" style:family="graphic" style:parent-style-name="standard">
      <style:graphic-properties draw:stroke="dash" draw:stroke-dash="Fine_20_Dashed" svg:stroke-color="#000000" draw:fill="none" draw:fill-color="#cccccc" draw:textarea-horizontal-align="justify" draw:textarea-vertical-align="middle" draw:auto-grow-height="false" fo:min-height="0.545cm" fo:min-width="0.461cm"/>
    </style:style>
    <style:style style:name="gr7" style:family="graphic" style:parent-style-name="objectwithoutfill">
      <style:graphic-properties draw:stroke="solid" draw:stroke-dash="Ultrafine_20_2_20_Dots_20_3_20_Dashes"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stroke="solid" draw:stroke-dash="Ultrafine_20_2_20_Dots_20_3_20_Dashes"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79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1.459cm"/>
    </style:style>
    <style:style style:name="gr12" style:family="graphic" style:parent-style-name="standard">
      <style:graphic-properties draw:stroke="none" draw:fill="none" fo:min-height="0.557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cccccc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/>
    </style:style>
    <style:style style:name="T1" style:family="text">
      <style:text-properties style:font-name="Liberation Sans3" fo:font-size="14pt" style:font-name-asian="Liberation Sans3" style:font-size-asian="14pt" style:font-name-complex="Liberation Sans3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61cm" svg:height="0.795cm" svg:x="13.767cm" svg:y="1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961cm" svg:height="0.795cm" svg:x="12.593cm" svg:y="8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974cm" svg:height="1.633cm" svg:x="10.054cm" svg:y="7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974cm" svg:height="1.633cm" svg:x="12.022cm" svg:y="7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974cm" svg:height="1.633cm" svg:x="13.99cm" svg:y="7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974cm" svg:height="1.633cm" svg:x="15.958cm" svg:y="7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974cm" svg:height="1.633cm" svg:x="17.926cm" svg:y="7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974cm" svg:height="1.632cm" svg:x="9.312cm" svg:y="11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974cm" svg:height="1.632cm" svg:x="11.28cm" svg:y="11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974cm" svg:height="1.632cm" svg:x="13.248cm" svg:y="11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974cm" svg:height="1.632cm" svg:x="15.216cm" svg:y="11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974cm" svg:height="1.632cm" svg:x="17.184cm" svg:y="11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961cm" svg:height="0.795cm" svg:x="14.476cm" svg:y="8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4.3cm" svg:y1="14.02cm" svg:x2="14.247cm" svg:y2="6.2cm">
          <text:p/>
        </draw:line>
        <draw:custom-shape draw:style-name="gr5" draw:text-style-name="P3" draw:layer="layout" svg:width="0.962cm" svg:height="0.795cm" svg:x="12.792cm" svg:y="1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0.961cm" svg:height="0.795cm" svg:x="14.743cm" svg:y="1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layout" svg:x1="13.664cm" svg:y1="15.6cm" svg:x2="15.6cm" svg:y2="6.1cm">
          <text:p/>
        </draw:line>
        <draw:polyline draw:style-name="gr8" draw:text-style-name="P2" draw:layer="layout" svg:width="0.399cm" svg:height="0.399cm" draw:transform="rotate (-1.5707963267949) translate (14.2997542835334cm 9.60029063419967cm)" svg:viewBox="0 0 400 400" draw:points="0,400 400,400 400,0">
          <text:p/>
        </draw:polyline>
        <draw:path draw:style-name="gr8" draw:text-style-name="P2" draw:layer="layout" svg:width="1.135cm" svg:height="0.265cm" draw:transform="skewX (-0.00785398163397446) rotate (0.140149938935145) translate (14.2000910281895cm 6.79473281244429cm)" svg:viewBox="0 0 1136 266" svg:d="M0 0c599 0 1136 266 1136 266">
          <text:p/>
        </draw:path>
        <draw:line draw:style-name="gr9" draw:text-style-name="P2" draw:layer="layout" svg:x1="15cm" svg:y1="14.9cm" svg:x2="12.2cm" svg:y2="6.3cm">
          <text:p/>
        </draw:line>
        <draw:path draw:style-name="gr8" draw:text-style-name="P2" draw:layer="layout" svg:width="0.838cm" svg:height="0.256cm" draw:transform="skewX (-0.0370009801422798) rotate (-0.0860447321233216) translate (13.9645096177472cm 13.9389067719452cm)" svg:viewBox="0 0 839 257" svg:d="M0 257c440 0 839-257 839-257">
          <text:p/>
        </draw:path>
        <draw:frame draw:style-name="gr10" draw:text-style-name="P4" draw:layer="layout" svg:width="1.292cm" svg:height="1.052cm" svg:x="14.071cm" svg:y="14.063cm">
          <draw:text-box>
            <text:p><text:span text:style-name="T1">ψ</text:span></text:p>
          </draw:text-box>
        </draw:frame>
        <draw:frame draw:style-name="gr11" draw:text-style-name="P4" draw:layer="layout" svg:width="1.959cm" svg:height="1.009cm" svg:x="12.4cm" svg:y="6.5cm">
          <draw:text-box>
            <text:p><text:span text:style-name="T1">δ-ψ</text:span></text:p>
          </draw:text-box>
        </draw:frame>
        <draw:path draw:style-name="gr8" draw:text-style-name="P2" draw:layer="layout" svg:width="1.537cm" svg:height="0.257cm" draw:transform="skewX (-0.565312144720963) rotate (0.312239403181786) translate (12.6003022567992cm 7.69956790699757cm)" svg:viewBox="0 0 1538 258" svg:d="M0 0c725 0 1538 258 1538 258">
          <text:p/>
        </draw:path>
        <draw:custom-shape draw:style-name="gr6" draw:text-style-name="P3" draw:layer="layout" svg:width="0.961cm" svg:height="0.795cm" svg:x="13.501cm" svg:y="8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0.961cm" svg:height="0.795cm" svg:x="15.469cm" svg:y="8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5" draw:layer="layout" svg:width="0.773cm" svg:height="0.807cm" svg:x="14.4cm" svg:y="6cm">
          <draw:text-box draw:corner-radius="0.286cm">
            <text:p><text:span text:style-name="T1">δ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31T15:48:46.686651000</meta:creation-date>
    <dc:date>2016-12-31T18:27:04.694139000</dc:date>
    <meta:editing-duration>PT13M41S</meta:editing-duration>
    <meta:editing-cycles>3</meta:editing-cycles>
    <meta:generator>LibreOffice/5.0.2.2$MacOSX_X86_64 LibreOffice_project/37b43f919e4de5eeaca9b9755ed688758a8251fe</meta:generator>
    <meta:document-statistic meta:object-count="27"/>
  </office:meta>
</office:document-meta>
</file>